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52a2" officeooo:paragraph-rsid="000052a2"/>
    </style:style>
    <style:style style:name="P2" style:family="paragraph" style:parent-style-name="Standard">
      <style:text-properties style:font-name="Chandas" fo:font-size="15pt" fo:language="zxx" fo:country="none" officeooo:rsid="000052a2" officeooo:paragraph-rsid="000052a2" style:font-size-asian="15pt" style:language-asian="zxx" style:country-asian="none" style:font-size-complex="15pt" style:language-complex="zxx" style:country-complex="none"/>
    </style:style>
    <style:style style:name="P3" style:family="paragraph" style:parent-style-name="Standard">
      <style:paragraph-properties fo:break-before="page"/>
      <style:text-properties style:font-name="Chandas" fo:font-size="15pt" fo:language="zxx" fo:country="none" officeooo:rsid="000052a2" officeooo:paragraph-rsid="000052a2" style:font-size-asian="15pt" style:language-asian="zxx" style:country-asian="none" style:font-size-complex="15pt" style:language-complex="zxx" style:country-complex="none"/>
    </style:style>
    <style:style style:name="P4" style:family="paragraph" style:parent-style-name="Standard">
      <style:text-properties style:font-name="Chandas" fo:font-size="15pt" fo:language="zxx" fo:country="none" officeooo:rsid="00023350" officeooo:paragraph-rsid="00023350" style:font-size-asian="15pt" style:language-asian="zxx" style:country-asian="none" style:font-size-complex="15pt" style:language-complex="zxx" style:country-complex="none"/>
    </style:style>
    <style:style style:name="P5" style:family="paragraph" style:parent-style-name="Standard">
      <style:text-properties style:font-name="Chandas" fo:font-size="15pt" fo:language="zxx" fo:country="none" officeooo:rsid="0004c9e9" officeooo:paragraph-rsid="0004c9e9" style:font-size-asian="15pt" style:language-asian="zxx" style:country-asian="none" style:font-size-complex="15pt" style:language-complex="zxx" style:country-complex="none"/>
    </style:style>
    <style:style style:name="T1" style:family="text">
      <style:text-properties officeooo:rsid="000233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ellow my name is gonzalo </text:p>
      <text:p text:style-name="P2">In this video we are going talk about the main parts of a computer, in this case a desktop pc</text:p>
      <text:p text:style-name="P2"/>
      <text:p text:style-name="P2">We've got here the heat sink and fan and under this component the procesor, the main part of the computer.</text:p>
      <text:p text:style-name="P2"/>
      <text:p text:style-name="P2">Followed by the RAM in this case a DUAL chanel, some says dual chanel is quite better</text:p>
      <text:p text:style-name="P2"/>
      <text:p text:style-name="P2">There's a small chip here wich is the BIOS</text:p>
      <text:p text:style-name="P2"/>
      <text:p text:style-name="P5">I have three hard discs, one is a HDD for data, the second is NMVE the fastest for games and the third is a SSD for the system also fast</text:p>
      <text:p text:style-name="P5"/>
      <text:p text:style-name="P2">And what we have here is the graphics card, wich give the system <text:span text:style-name="T1">a way to transfer image to the monitor</text:span></text:p>
      <text:p text:style-name="P2"/>
      <text:p text:style-name="P4"><text:soft-page-break/>Here I have a couple fans, because I live in the beach and I need to combat its effects with them</text:p>
      <text:p text:style-name="P4"/>
      <text:p text:style-name="P5">At the bottom of the PC case we've got the power supply wich gives power to the motherboard and the other components</text:p>
      <text:p text:style-name="P5">So here we go</text:p>
      <text:p text:style-name="P5">thank you</text:p>
      <text:p text:style-name="P4"/>
      <text:p text:style-name="P4"/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6:29:48.985882223</meta:creation-date>
    <dc:date>2021-11-01T18:31:25.723782467</dc:date>
    <meta:editing-duration>PT1H41M16S</meta:editing-duration>
    <meta:editing-cycles>2</meta:editing-cycles>
    <meta:generator>LibreOffice/7.2.2.2$Linux_X86_64 LibreOffice_project/20$Build-2</meta:generator>
    <meta:document-statistic meta:table-count="0" meta:image-count="0" meta:object-count="0" meta:page-count="3" meta:paragraph-count="11" meta:word-count="171" meta:character-count="826" meta:non-whitespace-character-count="665"/>
  </office:meta>
</office:document-meta>
</file>